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4D90000007755B49F5BD4CC4D2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Andika" svg:font-family="Andika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91cm" fo:break-before="auto" fo:break-after="auto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9.504cm"/>
    </style:style>
    <style:style style:name="Procedemento.B" style:family="table-column">
      <style:table-column-properties style:column-width="9.987cm"/>
    </style:style>
    <style:style style:name="Procedemento.1" style:family="table-row">
      <style:table-row-properties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2.432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bold" officeooo:rsid="014e8ab7" officeooo:paragraph-rsid="014e8ab7" style:font-size-asian="12pt" style:font-weight-asian="bold" style:font-name-complex="Calibri2" style:font-size-complex="12pt" style:font-weight-complex="bold"/>
    </style:style>
    <style:style style:name="P9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696bfa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3b95e" officeooo:paragraph-rsid="01f3b95e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 style:list-style-name="L3">
      <style:paragraph-properties fo:margin-top="0cm" fo:margin-bottom="0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82c7b" officeooo:paragraph-rsid="01fd33eb" style:font-size-asian="12pt" style:font-weight-asian="normal" style:font-name-complex="Calibri2" style:font-size-complex="12pt" style:font-weight-complex="normal"/>
    </style:style>
    <style:style style:name="P16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ed101" officeooo:paragraph-rsid="01fed101" style:font-size-asian="12pt" style:font-weight-asian="normal" style:font-name-complex="Calibri2" style:font-size-complex="12pt" style:font-weight-complex="normal"/>
    </style:style>
    <style:style style:name="P17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1fed101" officeooo:paragraph-rsid="01fff120" style:font-size-asian="12pt" style:font-weight-asian="normal" style:font-name-complex="Calibri2" style:font-size-complex="12pt" style:font-weight-complex="normal"/>
    </style:style>
    <style:style style:name="P18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fo:color="#000000" style:font-name="Calibri1" fo:font-size="12pt" fo:language="gl" fo:country="ES" fo:font-weight="normal" officeooo:rsid="020152af" officeooo:paragraph-rsid="020152af" style:font-size-asian="12pt" style:font-weight-asian="normal" style:font-name-complex="Calibri2" style:font-size-complex="12pt" style:font-weight-complex="normal"/>
    </style:style>
    <style:style style:name="P19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rsid="01fed101" officeooo:paragraph-rsid="01fed101"/>
    </style:style>
    <style:style style:name="P20" style:family="paragraph" style:parent-style-name="Standard" style:list-style-name="L3">
      <style:paragraph-properties fo:margin-top="0cm" fo:margin-bottom="0.15cm" loext:contextual-spacing="false" fo:line-height="100%" fo:text-align="justify" style:justify-single-word="false" style:writing-mode="lr-tb"/>
      <style:text-properties officeooo:rsid="0205d271" officeooo:paragraph-rsid="0205d271"/>
    </style:style>
    <style:style style:name="P21" style:family="paragraph" style:parent-style-name="Table_20_Contents" style:list-style-name="L1">
      <style:paragraph-properties fo:line-height="100%" fo:text-align="start" style:justify-single-word="false"/>
      <style:text-properties officeooo:paragraph-rsid="01e87fd3"/>
    </style:style>
    <style:style style:name="P22" style:family="paragraph" style:parent-style-name="Table_20_Contents" style:list-style-name="L1">
      <style:paragraph-properties fo:text-align="start" style:justify-single-word="false"/>
      <style:text-properties officeooo:paragraph-rsid="01e87fd3"/>
    </style:style>
    <style:style style:name="P23" style:family="paragraph" style:parent-style-name="Table_20_Contents" style:list-style-name="L1">
      <style:paragraph-properties fo:margin-top="0.275cm" fo:margin-bottom="0.353cm" loext:contextual-spacing="false" fo:line-height="100%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fe5b8a" officeooo:paragraph-rsid="01e87fd3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0c3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bd27aa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aa411d" officeooo:paragraph-rsid="01f286c9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 style:list-style-name="L2">
      <style:paragraph-properties fo:margin-top="0.275cm" fo:margin-bottom="0.353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013ecb" officeooo:paragraph-rsid="02013ecb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28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style:font-name="Calibri1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3" style:family="text">
      <style:text-properties fo:color="#000000" style:font-name="Calibri1" fo:font-size="12pt" fo:language="gl" fo:country="ES" fo:font-weight="normal" officeooo:rsid="01fed101" style:font-size-asian="12pt" style:font-weight-asian="normal" style:font-name-complex="Calibri2" style:font-size-complex="12pt" style:font-weight-complex="normal"/>
    </style:style>
    <style:style style:name="T4" style:family="text">
      <style:text-properties fo:color="#000000" style:font-name="Calibri1" fo:font-size="12pt" fo:language="gl" fo:country="ES" fo:font-weight="normal" officeooo:rsid="020499ca" style:font-size-asian="12pt" style:font-weight-asian="normal" style:font-name-complex="Calibri2" style:font-size-complex="12pt" style:font-weight-complex="normal"/>
    </style:style>
    <style:style style:name="T5" style:family="text">
      <style:text-properties fo:color="#000000" style:font-name="Calibri1" fo:font-size="12pt" fo:language="gl" fo:country="ES" fo:font-weight="normal" officeooo:rsid="0205d271" style:font-size-asian="12pt" style:font-weight-asian="normal" style:font-name-complex="Calibri2" style:font-size-complex="12pt" style:font-weight-complex="normal"/>
    </style:style>
    <style:style style:name="T6" style:family="text">
      <style:text-properties fo:color="#000000" style:font-name="Calibri1" fo:font-size="12pt" fo:language="gl" fo:country="ES" fo:font-weight="normal" officeooo:rsid="0207bc79" style:font-size-asian="12pt" style:font-weight-asian="normal" style:font-name-complex="Calibri2" style:font-size-complex="12pt" style:font-weight-complex="normal"/>
    </style:style>
    <style:style style:name="T7" style:family="text">
      <style:text-properties fo:color="#000000" style:font-name="Andika" fo:font-size="12pt" fo:language="gl" fo:country="ES" fo:font-weight="normal" style:font-size-asian="12pt" style:font-weight-asian="normal" style:font-name-complex="Calibri2" style:font-size-complex="12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13c0135" style:font-weight-asian="normal" style:font-weight-complex="normal"/>
    </style:style>
    <style:style style:name="T10" style:family="text">
      <style:text-properties style:text-outline="false" style:text-line-through-style="none" style:text-line-through-type="none" style:font-name="Calibri1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11" style:family="text">
      <style:text-properties officeooo:rsid="01fef30a"/>
    </style:style>
    <style:style style:name="T12" style:family="text">
      <style:text-properties style:font-name="Liberation Sans" fo:font-size="12pt" fo:language="gl" fo:country="ES" style:font-size-asian="10.5pt" style:font-size-complex="12pt"/>
    </style:style>
    <style:style style:name="T13" style:family="text">
      <style:text-properties style:font-name="Liberation Sans" fo:font-size="12pt" fo:language="gl" fo:country="ES" officeooo:rsid="01bc2cda" style:font-size-asian="10.5pt" style:font-size-complex="12pt"/>
    </style:style>
    <style:style style:name="T14" style:family="text">
      <style:text-properties style:font-name="Liberation Sans" fo:font-size="12pt" fo:language="gl" fo:country="ES" officeooo:rsid="01e7b49c" style:font-size-asian="10.5pt" style:font-size-complex="12pt"/>
    </style:style>
    <style:style style:name="T15" style:family="text">
      <style:text-properties style:font-name="Liberation Sans" fo:font-size="12pt" fo:language="gl" fo:country="ES" officeooo:rsid="01d737da" style:font-size-asian="10.5pt" style:font-size-complex="12pt"/>
    </style:style>
    <style:style style:name="T16" style:family="text">
      <style:text-properties officeooo:rsid="01e19bf2"/>
    </style:style>
    <style:style style:name="T17" style:family="text">
      <style:text-properties officeooo:rsid="01ef2dda"/>
    </style:style>
    <style:style style:name="T18" style:family="text">
      <style:text-properties officeooo:rsid="01fed101"/>
    </style:style>
    <style:style style:name="T19" style:family="text">
      <style:text-properties officeooo:rsid="01fff120"/>
    </style:style>
    <style:style style:name="T20" style:family="text">
      <style:text-properties officeooo:rsid="02013ecb"/>
    </style:style>
    <style:style style:name="T21" style:family="text">
      <style:text-properties officeooo:rsid="020152af"/>
    </style:style>
    <style:style style:name="T22" style:family="text">
      <style:text-properties style:font-name="Andika"/>
    </style:style>
    <style:style style:name="T23" style:family="text">
      <style:text-properties officeooo:rsid="0202c920"/>
    </style:style>
    <style:style style:name="T24" style:family="text">
      <style:text-properties officeooo:rsid="020499ca"/>
    </style:style>
    <style:style style:name="T25" style:family="text">
      <style:text-properties officeooo:rsid="0205d2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Lista azul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12">TALLER MME – PRÁCTICA <text:span text:style-name="T16">13 – DELL OptiPlex 740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1">NÚMERO DE GRUPO</text:p>
          </table:table-cell>
          <table:table-cell table:style-name="IntegrantesGrupo.B2" office:value-type="string">
            <text:p text:style-name="P10">FUNCIÓNS</text:p>
          </table:table-cell>
          <table:table-cell table:style-name="IntegrantesGrupo.C2" office:value-type="string">
            <text:p text:style-name="P9">Apelidos, Nome</text:p>
          </table:table-cell>
        </table:table-row>
        <table:table-row>
          <table:table-cell table:style-name="IntegrantesGrupo.A5" table:number-rows-spanned="3" office:value-type="string">
            <text:p text:style-name="P3"><draw:custom-shape text:anchor-type="paragraph" draw:z-index="0" draw:name="Forma1" draw:style-name="gr1" draw:text-style-name="P28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5"><text:span text:style-name="T8"><text:s/>Responsable</text:span> <text:span text:style-name="T9">D</text:span><text:span text:style-name="T8">ocumentación:</text:span></text:p>
          </table:table-cell>
          <table:table-cell table:style-name="IntegrantesGrupo.C5">
            <text:p text:style-name="P6"/>
          </table:table-cell>
        </table:table-row>
      </table:table>
      <table:table table:name="Procedemento" table:style-name="Procedemento" table:template-name="Columnas simple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7">Material necesario</text:p>
          </table:table-cell>
          <table:table-cell table:style-name="Procedemento.B1" office:value-type="string">
            <text:p text:style-name="P13">Práctica: <text:span text:style-name="T17">BIOS (F2).</text:span></text:p>
            <text:p text:style-name="P14">Configuración <text:span text:style-name="T20">pontes (jumpers)</text:span></text:p>
          </table:table-cell>
        </table:table-row>
        <table:table-row table:style-name="Procedemento.2">
          <table:table-cell table:style-name="Procedemento.A2" office:value-type="string">
            <text:list xml:id="list2606125697" text:style-name="L1">
              <text:list-item>
                <text:p text:style-name="P23"><text:a xlink:type="simple" xlink:href="https://www.dell.com/downloads/global/products/optix/es/740_customer_brochure_es.pdf" text:style-name="Internet_20_link" text:visited-style-name="Visited_20_Internet_20_Link"><text:span text:style-name="T11">PC Dell </text:span></text:a><text:a xlink:type="simple" xlink:href="https://www.dell.com/downloads/global/products/optix/es/740_customer_brochure_es.pdf" text:style-name="Internet_20_link" text:visited-style-name="Visited_20_Internet_20_Link">PowerEdge </text:a><text:a xlink:type="simple" xlink:href="https://www.dell.com/downloads/global/products/optix/es/740_customer_brochure_es.pdf" text:style-name="Internet_20_link" text:visited-style-name="Visited_20_Internet_20_Link"><text:span text:style-name="T11">740</text:span></text:a></text:p>
              </text:list-item>
              <text:list-item>
                <text:p text:style-name="P21"><text:span text:style-name="T14">[1] </text:span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12">Sistemas Dell OptiPlex 740 Guía del </text:span></text:a><text:a xlink:type="simple" xlink:href="https://downloads.dell.com/manuals/all-products/esuprt_desktop/esuprt_optiplex_desktop/optiplex-740_user's%20guide_es-mx.pdf" text:style-name="Internet_20_link" text:visited-style-name="Visited_20_Internet_20_Link"><text:span text:style-name="T13">usuario</text:span></text:a></text:p>
              </text:list-item>
              <text:list-item>
                <text:p text:style-name="P22"><text:span text:style-name="T14">[2] </text:span><text:a xlink:type="simple" xlink:href="https://downloads.dell.com/manuals/all-products/esuprt_desktop/esuprt_optiplex_desktop/optiplex-740_setup%20guide_es-mx.pdf" text:style-name="Internet_20_link" text:visited-style-name="Visited_20_Internet_20_Link"><text:span text:style-name="T13">OptiPlex 740 Guia de refer</text:span></text:a><text:a xlink:type="simple" xlink:href="https://downloads.dell.com/manuals/all-products/esuprt_desktop/esuprt_optiplex_desktop/optiplex-740_setup%20guide_es-mx.pdf" text:style-name="Internet_20_link" text:visited-style-name="Visited_20_Internet_20_Link"><text:span text:style-name="T15">e</text:span></text:a><text:a xlink:type="simple" xlink:href="https://downloads.dell.com/manuals/all-products/esuprt_desktop/esuprt_optiplex_desktop/optiplex-740_setup%20guide_es-mx.pdf" text:style-name="Internet_20_link" text:visited-style-name="Visited_20_Internet_20_Link"><text:span text:style-name="T13">ncia rápida</text:span></text:a></text:p>
              </text:list-item>
            </text:list>
          </table:table-cell>
          <table:table-cell table:style-name="Procedemento.A2" office:value-type="string">
            <text:list xml:id="list465083480" text:style-name="L2">
              <text:list-item>
                <text:p text:style-name="P24">Conectar: equipo, pantalla, teclado, rato.</text:p>
              </text:list-item>
              <text:list-item>
                <text:p text:style-name="P25">Encender e acceder á BIOS (F2).</text:p>
              </text:list-item>
              <text:list-item>
                <text:p text:style-name="P26">BIOS: <text:span text:style-name="T18">Configuración jumpers</text:span></text:p>
              </text:list-item>
              <text:list-item>
                <text:p text:style-name="P27">Eliminación de contrasinais esquecidos</text:p>
              </text:list-item>
              <text:list-item>
                <text:p text:style-name="P27">Borrado da configuración da memoria CMOS</text:p>
              </text:list-item>
            </text:list>
          </table:table-cell>
        </table:table-row>
      </table:table>
      <text:p text:style-name="P8"/>
      <text:p text:style-name="P8">Procedemento:<text:span text:style-name="T10"> </text:span></text:p>
      <text:list xml:id="list3260953186" text:style-name="L3">
        <text:list-item>
          <text:p text:style-name="P15">Conectar: equipo, pantalla, teclado, rato. </text:p>
        </text:list-item>
        <text:list-item>
          <text:p text:style-name="P15">Encender e acceder á BIOS (F2)</text:p>
        </text:list-item>
        <text:list-item>
          <text:p text:style-name="P15">Configuración da BIOS (páxina 7 de [1]).</text:p>
        </text:list-item>
        <text:list-item>
          <text:p text:style-name="P17"><text:span text:style-name="T21">Ver o apartado <text:s/>‘Configuración de puentes’ (páxinas 12,13 de [1]).</text:span></text:p>
        </text:list-item>
        <text:list-item>
          <text:p text:style-name="P18">Realizar o apartado ‘Eliminación de contraseñas olvidadas’ (páxinas 13,14 de [1]).</text:p>
        </text:list-item>
        <text:list-item>
          <text:p text:style-name="P18">Realizar o apartado ‘Borrado de la configuración de la memoria CMOS’ (páxina 14 de [1]).</text:p>
        </text:list-item>
        <text:list-item>
          <text:p text:style-name="P18"><text:span text:style-name="T19">Contrasinais e modificacións da BIOS:</text:span></text:p>
          <text:list>
            <text:list-item>
              <text:p text:style-name="P16"><text:span text:style-name="T21">Pór para </text:span><text:span text:style-name="T22">Admin Password</text:span> <text:span text:style-name="T21">o contrasinal </text:span><text:span text:style-name="T22">abc123. </text:span>(Ollo! O contrasinal acaba co caracter punto ‘.’)</text:p>
            </text:list-item>
            <text:list-item>
              <text:p text:style-name="P16"><text:span text:style-name="T25">Garda os cambios, r</text:span>einicia, accede á BIOS (F2). Que acontece? <text:span text:style-name="T23">Podes acceder á BIOS sen pór contrasinal? Podes modificar a data/hora sen pór contrasinal?</text:span></text:p>
            </text:list-item>
            <text:list-item>
              <text:p text:style-name="P16">Elimina o contrasinal de <text:span text:style-name="T22">Admin Password</text:span>.</text:p>
            </text:list-item>
            <text:list-item>
              <text:p text:style-name="P16"><text:span text:style-name="T24">Pór para </text:span><text:span text:style-name="T22">System Password</text:span> <text:span text:style-name="T24">o contrasinal </text:span><text:span text:style-name="T22">system123</text:span> </text:p>
            </text:list-item>
            <text:list-item>
              <text:p text:style-name="P19"><text:span text:style-name="T5">Garda os cambios, r</text:span><text:span text:style-name="T2">einicia, accede á BIOS (F2). Que acontece? </text:span><text:span text:style-name="T4">Podes acceder á BIOS sen pór contrasinal? Podes modificar a data/hora sen pór contrasinal?</text:span></text:p>
            </text:list-item>
            <text:list-item>
              <text:p text:style-name="P20"><text:span text:style-name="T4">E</text:span><text:span text:style-name="T2">limina o contrasinal de </text:span><text:span text:style-name="T7">SystemPassword</text:span></text:p>
            </text:list-item>
            <text:list-item>
              <text:p text:style-name="P20"><text:span text:style-name="T2">Realiza de novo os apartados (a) e (d).</text:span></text:p>
            </text:list-item>
            <text:list-item>
              <text:p text:style-name="P20"><text:span text:style-name="T2">Garda os cambios, reinicia, accede á BIOS </text:span><text:span text:style-name="T3">(F2). Que acontece? </text:span><text:span text:style-name="T4">Podes acceder á BIOS sen pór contrasinal? Podes modificar a data/hora sen pór contrasinal?</text:span></text:p>
            </text:list-item>
            <text:list-item>
              <text:p text:style-name="P20"><text:span text:style-name="T4">R</text:span><text:span text:style-name="T2">einicia, accede como Admin Password, modifica a data/hora, garda os cambios, reinicia, visualiza de novo a data/hora. Os cambios realizados permanecen?</text:span></text:p>
            </text:list-item>
            <text:list-item>
              <text:p text:style-name="P20"><text:span text:style-name="T2">Sae da BIOS sen gardar os cambios. Apaga o equipo. Realiza de novo o punto (5). Realiza de novo o punto 7i, que acontece? </text:span><text:span text:style-name="T6">Que pasou cos contrasinais? </text:span><text:span text:style-name="T2">Que pasou coa data/hora?</text:span></text:p>
            </text:list-item>
            <text:list-item>
              <text:p text:style-name="P20"><text:span text:style-name="T2">Sae da BIOS sen gardar os cambios. Apaga o equipo. Realiza de novo o punto (6). Realiza de novo o punto 7i, que acontece? </text:span><text:span text:style-name="T6">Que pasou cos contrasinais? </text:span><text:span text:style-name="T2">Que pasou coa data/hora?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 style:font-family-generic="swiss"/>
    <style:font-face style:name="FreeSans2" svg:font-family="FreeSans" style:font-family-generic="swiss"/>
    <style:font-face style:name="Andika" svg:font-family="Andika" style:font-pitch="variable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Columnas_20_simples.1" style:display-name="Columnas simple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2" style:display-name="Columnas simple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3" style:display-name="Columnas simple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4" style:display-name="Columnas simple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5" style:display-name="Columnas simple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6" style:display-name="Columnas simple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7" style:display-name="Columnas simple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8" style:display-name="Columnas simple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9" style:display-name="Columnas simple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0" style:display-name="Columnas simple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1" style:display-name="Columnas simple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2" style:display-name="Columnas simple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3" style:display-name="Columnas simple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4" style:display-name="Columnas simple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5" style:display-name="Columnas simple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Columnas_20_simples.16" style:display-name="Columnas simple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  <table:table-template table:name="Simple Grid Columns" table:first-row-end-column="row" table:first-row-start-column="row" table:last-row-end-column="row" table:last-row-start-column="column">
      <table:first-row table:style-name="Columnas_20_simples.1"/>
      <table:last-row table:style-name="Columnas_20_simples.2"/>
      <table:first-column table:style-name="Columnas_20_simples.3"/>
      <table:last-column table:style-name="Columnas_20_simples.4"/>
      <table:body table:style-name="Columnas_20_simples.9"/>
      <table:even-rows table:style-name="Columnas_20_simples.5"/>
      <table:odd-rows table:style-name="Columnas_20_simples.6"/>
      <table:even-columns table:style-name="Columnas_20_simples.7"/>
      <table:odd-columns table:style-name="Columnas_20_simples.8"/>
      <table:background table:style-name="Columnas_20_simples.10"/>
      <loext:first-row-even-column table:style-name="Columnas_20_simples.15"/>
      <loext:last-row-even-column table:style-name="Columnas_20_simples.16"/>
      <loext:first-row-end-column table:style-name="Columnas_20_simples.12"/>
      <loext:first-row-start-column table:style-name="Columnas_20_simples.11"/>
      <loext:last-row-end-column table:style-name="Columnas_20_simples.14"/>
      <loext:last-row-start-column table:style-name="Columnas_20_simple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2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Pá<text:span text:style-name="MT1">x</text:span>ina <text:page-number text:select-page="current">0</text:page-number><text:s/>de <text:page-count>1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0"><draw:image xlink:href="Pictures/10000000000004D90000007755B49F5BD4CC4D28.png" xlink:type="simple" xlink:show="embed" xlink:actuate="onLoad" loext:mime-type="image/png"/></draw:frame></draw:a></text:p>
      </style:footer>
      <loext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"><draw:image xlink:href="Pictures/10000000000004D90000007755B49F5BD4CC4D28.png" xlink:type="simple" xlink:show="embed" xlink:actuate="onLoad" loext:mime-type="image/png"/></draw:frame></draw:a>Pá<text:span text:style-name="MT1">x</text:span>ina <text:page-number text:select-page="current">1</text:page-number><text:s/>de <text:page-count>1</text:page-count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06</meta:editing-cycles>
    <meta:creation-date>2019-11-09T13:25:03.151138236</meta:creation-date>
    <meta:editing-duration>PT17H50M57S</meta:editing-duration>
    <meta:generator>LibreOffice/6.1.5.2$Linux_X86_64 LibreOffice_project/10$Build-2</meta:generator>
    <dc:subject>Práctica 13 - DELL OptiPlex 740</dc:subject>
    <dc:title>Taller - MME</dc:title>
    <dc:date>2020-01-11T21:54:15.607265291</dc:date>
    <meta:document-statistic meta:table-count="2" meta:image-count="2" meta:object-count="0" meta:page-count="1" meta:paragraph-count="39" meta:word-count="361" meta:character-count="2216" meta:non-whitespace-character-count="191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